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8881" officeooo:paragraph-rsid="00098881"/>
    </style:style>
    <style:style style:name="P2" style:family="paragraph" style:parent-style-name="Text_20_body" style:list-style-name="L1">
      <style:text-properties officeooo:rsid="00098881" officeooo:paragraph-rsid="0009888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S</text:p>
      <text:p text:style-name="Text_20_body"/>
      <text:list xml:id="list2547960714" text:style-name="L1">
        <text:list-item>
          <text:p text:style-name="P2">Syntaxe</text:p>
        </text:list-item>
        <text:list-item>
          <text:p text:style-name="P2">DOM https://developer.mozilla.org/fr/docs/Web/API/Document_Object_Model/Introduction</text:p>
          <text:list>
            <text:list-item>
              <text:p text:style-name="P2">document</text:p>
            </text:list-item>
            <text:list-item>
              <text:p text:style-name="P2">jquery</text:p>
            </text:list-item>
          </text:list>
        </text:list-item>
        <text:list-item>
          <text:p text:style-name="P2">asynchrone</text:p>
          <text:list>
            <text:list-item>
              <text:p text:style-name="P2">fetch<text:tab/></text:p>
            </text:list-item>
            <text:list-item>
              <text:p text:style-name="P2">Webworker</text:p>
            </text:list-item>
          </text:list>
        </text:list-item>
        <text:list-item>
          <text:p text:style-name="P2">HTTP Message et Requête</text:p>
        </text:list-item>
        <text:list-item>
          <text:p text:style-name="P2">JSON</text:p>
        </text:list-item>
        <text:list-item>
          <text:p text:style-name="P2">localStorage</text:p>
        </text:list-item>
        <text:list-item>
          <text:p text:style-name="P2">sessionStorage</text:p>
        </text:list-item>
        <text:list-item>
          <text:p text:style-name="P2">API Rest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7T17:02:40.629000000</meta:creation-date>
    <dc:date>2023-09-09T03:15:16.359000000</dc:date>
    <meta:editing-duration>P1DT10H12M35S</meta:editing-duration>
    <meta:editing-cycles>1</meta:editing-cycles>
    <meta:document-statistic meta:table-count="0" meta:image-count="0" meta:object-count="0" meta:page-count="1" meta:paragraph-count="13" meta:word-count="30" meta:character-count="205" meta:non-whitespace-character-count="199"/>
    <meta:generator>LibreOffice/7.4.3.2$Windows_X86_64 LibreOffice_project/1048a8393ae2eeec98dff31b5c133c5f1d08b890</meta:generator>
  </office:meta>
</office:document-meta>
</file>